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28in" fo:break-before="auto" style:use-optimal-row-height="true"/>
    </style:style>
    <style:style style:name="ro7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7"/>
        <table:table-column table:style-name="co11" table:default-cell-style-name="ce11"/>
        <table:table-column table:style-name="co6" table:number-columns-repeated="1014" table:default-cell-style-name="ce1"/>
        <table:table-row table:style-name="ro2">
          <table:table-cell table:number-columns-repeated="2"/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41.77">
            <text:p>41.77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4]/[.G4]*[.H4]" office:value-type="float" office:value="41.77">
            <text:p>41.77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19">
            <text:p>1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5]/[.G5]*[.H5]" office:value-type="float" office:value="19">
            <text:p>19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9">
            <text:p>2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6]/[.G6]*[.H6]" office:value-type="float" office:value="29">
            <text:p>29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creen-mask</text:p>
          </table:table-cell>
          <table:table-cell/>
          <table:table-cell office:value-type="string">
            <text:p>pololu</text:p>
          </table:table-cell>
          <table:table-cell office:value-type="float" office:value="100">
            <text:p>1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7]/[.G7]*[.H7]" office:value-type="float" office:value="1">
            <text:p>1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cv riser</text:p>
          </table:table-cell>
          <table:table-cell/>
          <table:table-cell office:value-type="string">
            <text:p>pololu</text:p>
          </table:table-cell>
          <table:table-cell office:value-type="float" office:value="130">
            <text:p>13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8]/[.G8]*[.H8]" office:value-type="float" office:value="1.3">
            <text:p>1.3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9]/[.G9]*[.H9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0]/[.G10]*[.H10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1]/[.G11]*[.H11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12]/[.G12]*[.H12]" office:value-type="float" office:value="1">
            <text:p>1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3]/[.G13]*[.H13]" office:value-type="float" office:value="6.99">
            <text:p>6.9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4]/[.G14]*[.H14]" office:value-type="float" office:value="4.59">
            <text:p>4.5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16690">
            <text:p>16,69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5]/[.G15]*[.H15]" office:value-type="float" office:value="33.38">
            <text:p>33.38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460">
            <text:p>8,46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6]/[.G16]*[.H16]" office:value-type="float" office:value="16.92">
            <text:p>16.9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7]/[.G17]*[.H17]" office:value-type="float" office:value="0.324">
            <text:p>0.3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w 4-40 socket head 3/16”</text:p>
          </table:table-cell>
          <table:table-cell office:value-type="string">
            <text:p>91251A105</text:p>
          </table:table-cell>
          <table:table-cell office:value-type="string">
            <text:p>mm</text:p>
          </table:table-cell>
          <table:table-cell office:value-type="float" office:value="7.99">
            <text:p>7.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8]/[.G18]*[.H18]" office:value-type="float" office:value="0.3196">
            <text:p>0.32</text:p>
          </table:table-cell>
          <table:table-cell office:value-type="string">
            <text:p>for rubber fe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10" table:formula="of:=[.F19]/[.G19]*[.H19]" office:value-type="float" office:value="4.59">
            <text:p>4.59</text:p>
          </table:table-cell>
          <table:table-cell office:value-type="string">
            <text:p>top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F20]/[.G20]*[.H20]" office:value-type="float" office:value="3.42">
            <text:p>3.42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3/8”</text:p>
          </table:table-cell>
          <table:table-cell office:value-type="string">
            <text:p>91375A108</text:p>
          </table:table-cell>
          <table:table-cell office:value-type="string">
            <text:p>mm</text:p>
          </table:table-cell>
          <table:table-cell office:value-type="float" office:value="9.88">
            <text:p>9.8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1]/[.G21]*[.H21]" office:value-type="float" office:value="0.5928">
            <text:p>0.59</text:p>
          </table:table-cell>
          <table:table-cell office:value-type="string">
            <text:p>between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1/4”</text:p>
          </table:table-cell>
          <table:table-cell office:value-type="string">
            <text:p>91375A106</text:p>
          </table:table-cell>
          <table:table-cell office:value-type="string">
            <text:p>mm</text:p>
          </table:table-cell>
          <table:table-cell office:value-type="float" office:value="9.43">
            <text:p>9.4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style-name="ce10" table:formula="of:=[.F22]/[.G22]*[.H22]" office:value-type="float" office:value="0.8487">
            <text:p>0.85</text:p>
          </table:table-cell>
          <table:table-cell office:value-type="string">
            <text:p>top 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23]/[.G23]*[.H23]" office:value-type="float" office:value="0.1384">
            <text:p>0.14</text:p>
          </table:table-cell>
          <table:table-cell office:value-type="string">
            <text:p>where no L brack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4]/[.G24]*[.H24]" office:value-type="float" office:value="0.411">
            <text:p>0.41</text:p>
          </table:table-cell>
          <table:table-cell office:value-type="string">
            <text:p>pcb to enclos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3/8”</text:p>
          </table:table-cell>
          <table:table-cell office:value-type="string">
            <text:p>92949A108</text:p>
          </table:table-cell>
          <table:table-cell office:value-type="string">
            <text:p>mm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5]/[.G25]*[.H25]" office:value-type="float" office:value="0.2094">
            <text:p>0.21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8”</text:p>
          </table:table-cell>
          <table:table-cell office:value-type="string">
            <text:p>92949A103</text:p>
          </table:table-cell>
          <table:table-cell office:value-type="string">
            <text:p>mm</text:p>
          </table:table-cell>
          <table:table-cell office:value-type="float" office:value="4.71">
            <text:p>4.7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F26]/[.G26]*[.H26]" office:value-type="float" office:value="0.0942">
            <text:p>0.09</text:p>
          </table:table-cell>
          <table:table-cell office:value-type="string">
            <text:p>back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10" table:formula="of:=[.F27]/[.G27]*[.H27]" office:value-type="float" office:value="0.0813">
            <text:p>0.08</text:p>
          </table:table-cell>
          <table:table-cell office:value-type="string">
            <text:p>top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F28]/[.G28]*[.H28]" office:value-type="float" office:value="0.328">
            <text:p>0.33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9]/[.G29]*[.H29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0]/[.G30]*[.H30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jameco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31]/[.G31]*[.H31]" office:value-type="float" office:value="11">
            <text:p>11.00</text:p>
          </table:table-cell>
          <table:table-cell office:value-type="string">
            <text:p>!! must get quo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ower cord</text:p>
          </table:table-cell>
          <table:table-cell office:value-type="string">
            <text:p>10W1-01201</text:p>
          </table:table-cell>
          <table:table-cell office:value-type="string">
            <text:p>jameco</text:p>
          </table:table-cell>
          <table:table-cell office:value-type="float" office:value="119.5">
            <text:p>119.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0" table:formula="of:=[.F32]/[.G32]*[.H32]" office:value-type="float" office:value="2.39">
            <text:p>2.3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F33]/[.G33]*[.H33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4]/[.G34]*[.H34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5]/[.G35]*[.H35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6]/[.G36]*[.H36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7]/[.G37]*[.H37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8]/[.G38]*[.H38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9]/[.G39]*[.H39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0]/[.G40]*[.H40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CY62157EV30LL-45ZXI</text:p>
          </table:table-cell>
          <table:table-cell office:value-type="string">
            <text:p>428-2080-5-ND</text:p>
          </table:table-cell>
          <table:table-cell office:value-type="string">
            <text:p>dk</text:p>
          </table:table-cell>
          <table:table-cell office:value-type="float" office:value="864">
            <text:p>864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1]/[.G41]*[.H41]" office:value-type="float" office:value="8.64">
            <text:p>8.64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formula="of:=[.F42]/[.G42]*[.H42]" office:value-type="float" office:value="17.856">
            <text:p>17.86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3]/[.G43]*[.H43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4]/[.G44]*[.H44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5]/[.G45]*[.H45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6]/[.G46]*[.H46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7]/[.G47]*[.H47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48]/[.G48]*[.H48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F49]/[.G49]*[.H49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0]/[.G50]*[.H50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51]/[.G51]*[.H51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2]/[.G52]*[.H52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3]/[.G53]*[.H53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4]/[.G54]*[.H54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5]/[.G55]*[.H55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6]/[.G56]*[.H56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 2</text:p>
          </table:table-cell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57]/[.G57]*[.H57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F58]/[.G58]*[.H58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F59]/[.G59]*[.H59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0]/[.G60]*[.H60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1]/[.G61]*[.H61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2]/[.G62]*[.H62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3]/[.G63]*[.H63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4]/[.G64]*[.H64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F65]/[.G65]*[.H65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F66]/[.G66]*[.H66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7]/[.G67]*[.H6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F68]/[.G68]*[.H68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9]/[.G69]*[.H69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0]/[.G70]*[.H70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EVJ-Y15F03D14</text:p>
          </table:table-cell>
          <table:table-cell office:value-type="string">
            <text:p>P2L61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71]/[.G71]*[.H71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2]/[.G72]*[.H72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3]/[.G73]*[.H73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4]/[.G74]*[.H74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F75]/[.G75]*[.H75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6]/[.G76]*[.H76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4">
          <table:table-cell table:number-columns-repeated="5"/>
          <table:table-cell/>
          <table:table-cell table:number-columns-repeated="2" office:value-type="float" office:value="1">
            <text:p>1</text:p>
          </table:table-cell>
          <table:table-cell table:formula="of:=[.F77]/[.G77]*[.H77]" office:value-type="float" office:value="0">
            <text:p>0.00</text:p>
          </table:table-cell>
          <table:table-cell office:value-type="string">
            <text:p>header, 2x5 right angle, AVR JTAG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F78]/[.G78]*[.H78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9]/[.G79]*[.H79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0]/[.G80]*[.H80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1]/[.G81]*[.H81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TL072CDR</text:p>
          </table:table-cell>
          <table:table-cell office:value-type="string">
            <text:p>296-1282-6-ND</text:p>
          </table:table-cell>
          <table:table-cell office:value-type="string">
            <text:p>dk</text:p>
          </table:table-cell>
          <table:table-cell office:value-type="float" office:value="40.1">
            <text:p>40.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F82]/[.G82]*[.H82]" office:value-type="float" office:value="1.203">
            <text:p>1.20</text:p>
          </table:table-cell>
          <table:table-cell office:value-type="string">
            <text:p>op amps, LED followers</text:p>
          </table:table-cell>
          <table:table-cell office:value-type="string">
            <text:p>U18-U20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3]/[.G83]*[.H83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</text:p>
          </table:table-cell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F84]/[.G84]*[.H84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5]/[.G85]*[.H85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F86]/[.G86]*[.H86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7]/[.G87]*[.H87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8]/[.G88]*[.H88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9]/[.G89]*[.H89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PTC201LFBN-RC</text:p>
          </table:table-cell>
          <table:table-cell office:value-type="string">
            <text:p>S7018-ND</text:p>
          </table:table-cell>
          <table:table-cell office:value-type="string">
            <text:p>dk</text:p>
          </table:table-cell>
          <table:table-cell office:value-type="float" office:value="93.4">
            <text:p>93.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90]/[.G90]*[.H90]" office:value-type="float" office:value="0.934">
            <text:p>0.93</text:p>
          </table:table-cell>
          <table:table-cell office:value-type="string">
            <text:p>F-header 1x20, oled</text:p>
          </table:table-cell>
          <table:table-cell office:value-type="string">
            <text:p>JP1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REC040SAAN-RC</text:p>
          </table:table-cell>
          <table:table-cell office:value-type="string">
            <text:p>S1012EC-40-ND</text:p>
          </table:table-cell>
          <table:table-cell office:value-type="string">
            <text:p>dk</text:p>
          </table:table-cell>
          <table:table-cell office:value-type="float" office:value="37.8">
            <text:p>37.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F91]/[.G91]*[.H91]" office:value-type="float" office:value="0.189">
            <text:p>0.19</text:p>
          </table:table-cell>
          <table:table-cell office:value-type="string">
            <text:p>M-header, oled (cut)</text:p>
          </table:table-cell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T491A475K010AT</text:p>
          </table:table-cell>
          <table:table-cell/>
          <table:table-cell office:value-type="string">
            <text:p>dk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[.F98]/[.G98]*[.H98]" office:value-type="float" office:value="0">
            <text:p>#DIV/0!</text:p>
          </table:table-cell>
          <table:table-cell office:value-type="string">
            <text:p>cap 4.7u tant 1206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! 22</text:p>
          </table:table-cell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27.08">
            <text:p>327.08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formula="of:=[.F99]/[.G99]*[.H99]" office:value-type="float" office:value="2.94372">
            <text:p>2.94</text:p>
          </table:table-cell>
          <table:table-cell office:value-type="string">
            <text:p>cap 10u tant 1206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491A226K010AT</text:p>
          </table:table-cell>
          <table:table-cell/>
          <table:table-cell office:value-type="string">
            <text:p>dk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100]/[.G100]*[.H100]" office:value-type="float" office:value="0">
            <text:p>#DIV/0!</text:p>
          </table:table-cell>
          <table:table-cell office:value-type="string">
            <text:p>cap 22u tant 1206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string">
            <text:p>399-3700-1-ND</text:p>
          </table:table-cell>
          <table:table-cell office:value-type="string">
            <text:p>dk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101]/[.G101]*[.H101]" office:value-type="float" office:value="0">
            <text:p>#DIV/0!</text:p>
          </table:table-cell>
          <table:table-cell office:value-type="string">
            <text:p>cap 47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686K006AT</text:p>
          </table:table-cell>
          <table:table-cell/>
          <table:table-cell office:value-type="string">
            <text:p>dk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102]/[.G102]*[.H102]" office:value-type="float" office:value="0">
            <text:p>#DIV/0!</text:p>
          </table:table-cell>
          <table:table-cell office:value-type="string">
            <text:p>cap 68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AJB107M010RNJ</text:p>
          </table:table-cell>
          <table:table-cell/>
          <table:table-cell office:value-type="string">
            <text:p>dk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103]/[.G103]*[.H103]" office:value-type="float" office:value="0">
            <text:p>#DIV/0!</text:p>
          </table:table-cell>
          <table:table-cell office:value-type="string">
            <text:p>cap 100u tant 121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C226K016ZTE350</text:p>
          </table:table-cell>
          <table:table-cell/>
          <table:table-cell office:value-type="string">
            <text:p>dk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104]/[.G104]*[.H104]" office:value-type="float" office:value="0">
            <text:p>#DIV/0!</text:p>
          </table:table-cell>
          <table:table-cell office:value-type="string">
            <text:p>cap 22u tant 6032 (power in)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L107K010ZTE180</text:p>
          </table:table-cell>
          <table:table-cell/>
          <table:table-cell office:value-type="string">
            <text:p>dk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105]/[.G105]*[.H105]" office:value-type="float" office:value="0">
            <text:p>#DIV/0!</text:p>
          </table:table-cell>
          <table:table-cell office:value-type="string">
            <text:p>cap 100u tant 7374 (power out)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C1608C0G1H080D080AA</text:p>
          </table:table-cell>
          <table:table-cell office:value-type="string">
            <text:p>445-5043-2-ND 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6]/[.G106]*[.H106]" office:value-type="float" office:value="0.0161">
            <text:p>0.02</text:p>
          </table:table-cell>
          <table:table-cell office:value-type="string">
            <text:p>cap 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80J080AA</text:p>
          </table:table-cell>
          <table:table-cell office:value-type="string">
            <text:p>445-1272-2-ND</text:p>
          </table:table-cell>
          <table:table-cell office:value-type="string">
            <text:p>dk</text:p>
          </table:table-cell>
          <table:table-cell office:value-type="float" office:value="23">
            <text:p>23.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7]/[.G107]*[.H107]" office:value-type="float" office:value="0.0115">
            <text:p>0.01</text:p>
          </table:table-cell>
          <table:table-cell office:value-type="string">
            <text:p>cap 1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01J080AA</text:p>
          </table:table-cell>
          <table:table-cell office:value-type="string">
            <text:p>445-1281-2-ND</text:p>
          </table:table-cell>
          <table:table-cell office:value-type="string">
            <text:p>dk</text:p>
          </table:table-cell>
          <table:table-cell office:value-type="float" office:value="20.24">
            <text:p>20.24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table:formula="of:=[.F108]/[.G108]*[.H108]" office:value-type="float" office:value="0.09108">
            <text:p>0.09</text:p>
          </table:table-cell>
          <table:table-cell office:value-type="string">
            <text:p>cap 100p 0603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C0603C121J5GACTU</text:p>
          </table:table-cell>
          <table:table-cell office:value-type="string">
            <text:p>399-1062-2-ND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09]/[.G109]*[.H109]" office:value-type="float" office:value="0.0644">
            <text:p>0.06</text:p>
          </table:table-cell>
          <table:table-cell office:value-type="string">
            <text:p>cap 1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221JB8NNNC</text:p>
          </table:table-cell>
          <table:table-cell office:value-type="string">
            <text:p>1276-1048-2-ND</text:p>
          </table:table-cell>
          <table:table-cell office:value-type="string">
            <text:p>dk</text:p>
          </table:table-cell>
          <table:table-cell office:value-type="float" office:value="27.6">
            <text:p>27.60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10]/[.G110]*[.H110]" office:value-type="float" office:value="0.0345">
            <text:p>0.03</text:p>
          </table:table-cell>
          <table:table-cell office:value-type="string">
            <text:p>cap 2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331JB8NNNC</text:p>
          </table:table-cell>
          <table:table-cell office:value-type="string">
            <text:p>1276-1073-2-ND</text:p>
          </table:table-cell>
          <table:table-cell office:value-type="string">
            <text:p>dk</text:p>
          </table:table-cell>
          <table:table-cell office:value-type="float" office:value="34.04">
            <text:p>34.04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1]/[.G111]*[.H111]" office:value-type="float" office:value="0.03404">
            <text:p>0.03</text:p>
          </table:table-cell>
          <table:table-cell office:value-type="string">
            <text:p>cap 33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KRX7R9BB391</text:p>
          </table:table-cell>
          <table:table-cell office:value-type="string">
            <text:p>311-1187-2-ND</text:p>
          </table:table-cell>
          <table:table-cell office:value-type="string">
            <text:p>dk</text:p>
          </table:table-cell>
          <table:table-cell office:value-type="float" office:value="34.78">
            <text:p>34.7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2]/[.G112]*[.H112]" office:value-type="float" office:value="0.008695">
            <text:p>0.01</text:p>
          </table:table-cell>
          <table:table-cell office:value-type="string">
            <text:p>cap 39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471JB8NCNC</text:p>
          </table:table-cell>
          <table:table-cell office:value-type="string">
            <text:p>1276-2302-2-ND</text:p>
          </table:table-cell>
          <table:table-cell office:value-type="string">
            <text:p>dk</text:p>
          </table:table-cell>
          <table:table-cell office:value-type="float" office:value="15.18">
            <text:p>15.1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3]/[.G113]*[.H113]" office:value-type="float" office:value="0.003795">
            <text:p>0.00</text:p>
          </table:table-cell>
          <table:table-cell office:value-type="string">
            <text:p>cap 47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X7R1H681K</text:p>
          </table:table-cell>
          <table:table-cell office:value-type="string">
            <text:p>445-5077-2-ND</text:p>
          </table:table-cell>
          <table:table-cell office:value-type="string">
            <text:p>dk</text:p>
          </table:table-cell>
          <table:table-cell office:value-type="float" office:value="23.92">
            <text:p>23.92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4]/[.G114]*[.H114]" office:value-type="float" office:value="0.00598">
            <text:p>0.01</text:p>
          </table:table-cell>
          <table:table-cell office:value-type="string">
            <text:p>cap 68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102KB8NNNC</text:p>
          </table:table-cell>
          <table:table-cell office:value-type="string">
            <text:p>1276-1018-2-ND</text:p>
          </table:table-cell>
          <table:table-cell office:value-type="string">
            <text:p>dk</text:p>
          </table:table-cell>
          <table:table-cell office:value-type="float" office:value="15.41">
            <text:p>15.41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15]/[.G115]*[.H115]" office:value-type="float" office:value="0.03082">
            <text:p>0.03</text:p>
          </table:table-cell>
          <table:table-cell office:value-type="string">
            <text:p>cap 1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22KB8SFNC</text:p>
          </table:table-cell>
          <table:table-cell office:value-type="string">
            <text:p>1276-19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6]/[.G116]*[.H116]" office:value-type="float" office:value="0.01233">
            <text:p>0.01</text:p>
          </table:table-cell>
          <table:table-cell office:value-type="string">
            <text:p>cap 2.2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72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17]/[.G117]*[.H117]" office:value-type="float" office:value="0.0154125">
            <text:p>0.02</text:p>
          </table:table-cell>
          <table:table-cell office:value-type="string">
            <text:p>Cap 2.7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562KB8SFNC</text:p>
          </table:table-cell>
          <table:table-cell office:value-type="string">
            <text:p>1276-20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8]/[.G118]*[.H118]" office:value-type="float" office:value="0.0030825">
            <text:p>0.00</text:p>
          </table:table-cell>
          <table:table-cell office:value-type="string">
            <text:p>Cap 5.6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333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8.95">
            <text:p>18.95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table:formula="of:=[.F119]/[.G119]*[.H119]" office:value-type="float" office:value="0.0521125">
            <text:p>0.05</text:p>
          </table:table-cell>
          <table:table-cell office:value-type="string">
            <text:p>cap 33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ZRY5V9BB104</text:p>
          </table:table-cell>
          <table:table-cell office:value-type="string">
            <text:p>311-1343-2-ND</text:p>
          </table:table-cell>
          <table:table-cell office:value-type="string">
            <text:p>dk</text:p>
          </table:table-cell>
          <table:table-cell office:value-type="float" office:value="23.35">
            <text:p>23.35</text:p>
          </table:table-cell>
          <table:table-cell office:value-type="float" office:value="8000">
            <text:p>8000</text:p>
          </table:table-cell>
          <table:table-cell office:value-type="float" office:value="61">
            <text:p>61</text:p>
          </table:table-cell>
          <table:table-cell table:formula="of:=[.F120]/[.G120]*[.H120]" office:value-type="float" office:value="0.17804375">
            <text:p>0.18</text:p>
          </table:table-cell>
          <table:table-cell office:value-type="string">
            <text:p>cap 100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UMK107BJ105KA-T</text:p>
          </table:table-cell>
          <table:table-cell office:value-type="string">
            <text:p>587-2400-2-ND</text:p>
          </table:table-cell>
          <table:table-cell office:value-type="string">
            <text:p>dk</text:p>
          </table:table-cell>
          <table:table-cell office:value-type="float" office:value="94.6">
            <text:p>94.6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table:formula="of:=[.F121]/[.G121]*[.H121]" office:value-type="float" office:value="0.2838">
            <text:p>0.28</text:p>
          </table:table-cell>
          <table:table-cell office:value-type="string">
            <text:p>cap 1u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22]/[.G122]*[.H12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3]/[.G123]*[.H12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4]/[.G124]*[.H12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5]/[.G125]*[.H12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6]/[.G126]*[.H12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7]/[.G127]*[.H12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8]/[.G128]*[.H12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9]/[.G129]*[.H12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0]/[.G130]*[.H13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1]/[.G131]*[.H13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2]/[.G132]*[.H13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3]/[.G133]*[.H13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4]/[.G134]*[.H13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5]/[.G135]*[.H13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6]/[.G136]*[.H13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7]/[.G137]*[.H13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8]/[.G138]*[.H13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9]/[.G139]*[.H13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0]/[.G140]*[.H14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1]/[.G141]*[.H14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2]/[.G142]*[.H14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3]/[.G143]*[.H14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4]/[.G144]*[.H14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5]/[.G145]*[.H14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6]/[.G146]*[.H14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7]/[.G147]*[.H14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8]/[.G148]*[.H14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9]/[.G149]*[.H14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0]/[.G150]*[.H15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1]/[.G151]*[.H15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2]/[.G152]*[.H15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3]/[.G153]*[.H15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4]/[.G154]*[.H15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5]/[.G155]*[.H15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6]/[.G156]*[.H15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7]/[.G157]*[.H15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8]/[.G158]*[.H15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9]/[.G159]*[.H15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60]/[.G160]*[.H16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61]/[.G161]*[.H161]" office:value-type="float" office:value="0">
            <text:p>#DIV/0!</text:p>
          </table:table-cell>
          <table:table-cell table:number-columns-repeated="1015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9/03/2013</text:date>, <text:time>21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9-03T21:15:13</dc:date>
    <dc:creator>brian crabtree</dc:creator>
    <meta:editing-duration>P42DT15H45M13S</meta:editing-duration>
    <meta:editing-cycles>107</meta:editing-cycles>
    <meta:generator>OpenOffice.org/3.3$Unix OpenOffice.org_project/330m20$Build-9567</meta:generator>
    <meta:document-statistic meta:table-count="3" meta:cell-count="1118" meta:object-count="0"/>
    <meta:user-defined meta:name=""/>
  </office:meta>
</office:document-meta>
</file>